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33e8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733e8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اَحْزَابِ]</text:h>
      <text:p text:style-name="P2" loext:marker-style-name="T2"><text:span text:style-name="T2">¥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6663_1786331156"/><text:span text:style-name="T3"> </text:span><text:span text:style-name="T2">يَـٰٓأَيُّهَا‏ </text:span><text:span text:style-name="T5">۰</text:span><text:span text:style-name="T2">لنَّبِىٓءُ èتَّقِ </text:span><text:span text:style-name="T5">۱</text:span><text:span text:style-name="T2">للَّهَؐ وَلاَ تُطِعِ </text:span><text:span text:style-name="T5">۱</text:span><text:span text:style-name="T2">لْكۭـٰفِـرۣينَ وَالْمُنَـٰفِقِينَؐ إِنَّ </text:span><text:span text:style-name="T5">۰</text:span><text:span text:style-name="T2">للَّهَ كَانَ عَلِيماٗ حَكِيماًؐ </text:span><text:span text:style-name="T3">(1)</text:span><text:span text:style-name="T2"> وَاتَّبِعْ مَا يُوحۭيٰٓ إِلَيْــكَ مِن رَّبِّــكَؐ إِنَّ </text:span><text:span text:style-name="T5">۰</text:span><text:span text:style-name="T2">للَّهَ كَانَ بِمَا تَعْمَلُونَ خَبِيراًؐ </text:span><text:span text:style-name="T3">(2)</text:span><text:span text:style-name="T2"> وَتَوَكَّــلْ عَلَــي </text:span><text:span text:style-name="T5">۰</text:span><text:span text:style-name="T2">للَّهِؐ وَكَفۭيٰ بِاللَّهِ وَكِيلًؐا </text:span><text:span text:style-name="T3">(3)</text:span><text:span text:style-name="T2"> مَّا جَعَــلَ </text:span><text:span text:style-name="T5">۰</text:span><text:span text:style-name="T2">للَّهُ لِرَجُلٍ مِّن قَلْبَيْنِ فِى جَوْفِهِؐ” وَمَا جَعَلَ أَزْوَ؛جَكُمُ </text:span><text:span text:style-name="T5">۴ﹾ</text:span><text:span text:style-name="T2"> تَظَّهَّرُونَ مِنْهُــنَّ ٱُمَّهَـٰتِكُمْؐ وَمَا جَعَــلَ أَدْعِيَآءَكُمُ; أَبْنَآءَكُمْؐ ذَ؛لِكُمْ قَوْلُكُم بِأَفْوَ؛هِكُمْؐ وَاللَّهُ يَقُولُ </text:span><text:span text:style-name="T5">۴</text:span><text:span text:style-name="T2">لْحَقَّؐ وَهُوَ يَهْدِى </text:span><text:span text:style-name="T5">۱</text:span><text:span text:style-name="T2">لسَّبِيــلَؐ </text:span><text:span text:style-name="T3">(4)</text:span><text:span text:style-name="T2"> </text:span><text:span text:style-name="T5">۸</text:span><text:span text:style-name="T2">دْعُوهُمْ ءَلِابَآئِهِمْ هُوَ أَقْسَطُ عِندَ </text:span><text:span text:style-name="T5">۰</text:span><text:span text:style-name="T2">للَّهِؐ فَإِن لَّمْ تَعْلَمُوٓاْ ءَابَآءَهُمْ فَإِخْوَ؛نُكُمْ فِى </text:span><text:span text:style-name="T5">۱</text:span><text:span text:style-name="T2">لدِّينِ وَمَوَ؛لِيكُمْؐ وَلَيْــسَ عَلَيْكُمْ جُنَاحٌ فِيمَآ أَخْطَأْتُم بِهِؐ” وَچَكِن مَّا تَعَمَّدَتْ قُلُوبُكُمْؐ وَكَانَ </text:span><text:span text:style-name="T5">۰</text:span><text:span text:style-name="T2">للَّهُ غَفُوراً رَّحِيماٗؐ </text:span><text:span text:style-name="T3">(5)</text:span><text:span text:style-name="T2"> </text:span><text:span text:style-name="T5">۱</text:span><text:span text:style-name="T2">لنَّبِىٓءُ اَ۬وْلۭـيٰ بِالْمُومِنِينَ مِنَ اَنفُسِهِمْؐ وَأَزْوَ؛جُهُ; ٱُمَّهَـٰتُهُمْؐ وَٱُوْلُواْ </text:span><text:span text:style-name="T5">۴</text:span><text:span text:style-name="T2">لاَرْحَامِ بَعْضُهُمُ; أَوْلۭيٰ بِبَعْـضٍ فِى كِتَـٰبِ </text:span><text:span text:style-name="T5">۱</text:span><text:span text:style-name="T2">للَّهِ مِنَ </text:span><text:span text:style-name="T5">۰</text:span><text:span text:style-name="T2">لْمُومِنِينَ وَاڤْمُهَـٰجِرۣينَ إِلٓاَّ أَن تَفْعَلُوٓاْ إِلَيٰٓ أَوْلِيَآئِكُم مَّعْرُوفاًؐ كَانَ ذَ؛لِكَ فِى </text:span><text:span text:style-name="T5">۱</text:span><text:span text:style-name="T2">لْكِتَـٰبِ مَسْطُوراًؐ </text:span><text:span text:style-name="T3">(6)</text:span><text:span text:style-name="T2"> وَإِذَ اَخَذْنَا مِــنَ </text:span><text:span text:style-name="T5">۰</text:span><text:span text:style-name="T2">لنَّبِيٓــٕـﯧنَ مِيثَـٰقَهُمْ وَمِنــكَ وَمِن نُّوحٍ وَإِبْرَ؛هِيمَ وَمُوسۭيٰ وَعِيسَي "بْنِ مَرْيَمَؐ وَأَخَذْنَا مِنْهُم مِّيثَـٰقاٗ غَلِيظاً </text:span><text:span text:style-name="T3">(7)</text:span><text:span text:style-name="T2"> لِّيَسْـَٔــلَ </text:span><text:span text:style-name="T5">۰</text:span><text:span text:style-name="T2">لصَّـٰدِقِيــنَ عَن صِدْقِهِمْؐ وَأَعَدَّ لِلْكۭـٰفِـرۣينَ عَذَاباٗ اَلِيماًؐ </text:span><text:span text:style-name="T3">(8)</text:span><text:span text:style-name="T2"> ® يَـٰٓأَيُّهَا </text:span><text:span text:style-name="T5">۰</text:span><text:span text:style-name="T2">لذِيــنَ ءَامَنُواْ </text:span><text:span text:style-name="T5">۶</text:span><text:span text:style-name="T2">ذْكُرُواْ نِعْمَةَ </text:span><text:span text:style-name="T5">۰</text:span><text:span text:style-name="T2">للَّهِ عَلَيْكُمُ; إِذْ جَآءَتْكُمْ جُنُودٌ فَأَرْسَلْنَا عَلَيْهِمْ رۣيحاً وَجُنُوداً لَّمْ تَرَوْهَاؐ وَكَانَ </text:span><text:span text:style-name="T5">۰</text:span><text:span text:style-name="T2">للَّهُ بِمَا تَعْمَلُونَ بَصِيراٗؐ </text:span><text:span text:style-name="T3">(9)</text:span><text:span text:style-name="T2"> اِذْ جَآءُوكُم مِّن </text:span><text:soft-page-break/><text:span text:style-name="T2">فَوْقِكُمْ وَمِــنَ اَسْفَـلَ مِنكُمْؐ وَإِذْ زَاغَتِ </text:span><text:span text:style-name="T5">۱</text:span><text:span text:style-name="T2">لاَبْصَـٰرُ وَبَلَغَتِ </text:span><text:span text:style-name="T5">۱</text:span><text:span text:style-name="T2">لْقُلُوبُ </text:span><text:span text:style-name="T5">۴</text:span><text:span text:style-name="T2">لْحَنَاجِرَ وَتَظُنُّونَ بِاللَّهِ </text:span><text:span text:style-name="T5">۱</text:span><text:span text:style-name="T2">لظُّنُونَاؐ </text:span><text:span text:style-name="T3">(10)</text:span><text:span text:style-name="T2"> هُنَالِــكَ </text:span><text:span text:style-name="T5">۸</text:span><text:span text:style-name="T2">بْتُلِــيَ </text:span><text:span text:style-name="T5">۰</text:span><text:span text:style-name="T2">لْمُومِنُونَ وَزُلْزۣلُواْ زۣلْزَالًا شَدِيداًؐ </text:span><text:span text:style-name="T3">(11)</text:span><text:span text:style-name="T2"> وَإِذْ يَقُولُ </text:span><text:span text:style-name="T5">۴</text:span><text:span text:style-name="T2">لْمُنَـٰفِقُونَ وَالذِينَ فِى قُلُوبِهِم مَّرَضٌ مَّا وَعَدَنَا </text:span><text:span text:style-name="T5">۰</text:span><text:span text:style-name="T2">للَّهُ وَرَسُولُهُ; إِلاَّ غُرُوراًؐ </text:span><text:span text:style-name="T3">(12)</text:span><text:span text:style-name="T2"> وَإِذْ قَالَت طَّآئِفَةٌ مِّنْهُمْ يَـٰٓأَهْلَ يَثْرۣبَ لاَ مَقَامَ لَكُمْ فَارْجِعُواْؐ وَيَسْتَـٰذِنُ فَرۣيقٌ مِّنْهُمُ </text:span><text:span text:style-name="T5">۴</text:span><text:span text:style-name="T2">لنَّبِىٓءَ يَقُولُونَ إِنَّ بُيُوتَنَا عَوْرَةٌ وَمَا هِيَ بِعَوْرَةٖؐ اِنْ يُّرۣيدُونَ إِلاَّ فِرَاراًؐ </text:span><text:span text:style-name="T3">(13)</text:span><text:span text:style-name="T2"> وَلَوْ دُخِلَتْ عَلَيْهِم مِّــنَ اَقْطۭارۣهَا ثُمَّ سُئِلُواْ </text:span><text:span text:style-name="T5">۴</text:span><text:span text:style-name="T2">لْفِتْنَةَ لَأَتَوْهَا وَمَا تَلَبَّثُواْ بِهَآ إِلاَّ يَسِيراًؐ </text:span><text:span text:style-name="T3">(14)</text:span><text:span text:style-name="T2"> وَلَقَدْ كَانُواْ عَـٰهَدُواْ </text:span><text:span text:style-name="T5">۴</text:span><text:span text:style-name="T2">للَّهَ مِــن قَبْــلُ لاَ يُوَلُّونَ </text:span><text:span text:style-name="T5">۰</text:span><text:span text:style-name="T2">لاَدْبَـٰرَؐ وَكَانَ عَهْدُ </text:span><text:span text:style-name="T5">۴</text:span><text:span text:style-name="T2">للَّهِ مَسْـُٔولًؐا </text:span><text:span text:style-name="T3">(15)</text:span><text:span text:style-name="T2"> قُل لَّنْ يَّنفَعَكُمُ </text:span><text:span text:style-name="T5">۴</text:span><text:span text:style-name="T2">لْفِرَارُ إِن فَرَرْتُم مِّــنَ </text:span><text:span text:style-name="T5">۰</text:span><text:span text:style-name="T2">لْمَوْتِ أَوۣ </text:span><text:span text:style-name="T5">۱</text:span><text:span text:style-name="T2">لْقَتْلِؐ وَإِذاً لاَّ تُمَتَّعُونَ إِلاَّ قَلِيلًؐا </text:span><text:span text:style-name="T3">(16)</text:span><text:span text:style-name="T2"> قُلْ مَن ذَا </text:span><text:span text:style-name="T5">۰ﻟ﮲</text:span><text:span text:style-name="T2"> يَعْصِمُكُم مِّــنَ </text:span><text:span text:style-name="T5">۰</text:span><text:span text:style-name="T2">للَّهِ إِنَ اَرَادَ بِكُمْ سُوٓءاٗ اَوَ اَرَادَ بِكُمْ رَحْمَةًؐ وَلاَ يَجِدُونَ لَهُم مِّن دُونِ </text:span><text:span text:style-name="T5">۱</text:span><text:span text:style-name="T2">للَّهِ وَلِيّاً وَلاَ نَصِيراًؐ </text:span><text:span text:style-name="T3">(17)</text:span><text:span text:style-name="T2"> © قَدْ يَعْلَمُ </text:span><text:span text:style-name="T5">۴</text:span><text:span text:style-name="T2">للَّهُ </text:span><text:span text:style-name="T5">۴</text:span><text:span text:style-name="T2">لْمُعَوّۣقِينَ مِنكُمْ وَالْقَآئِـلِينَ لِإِخْوَ؛نِهِمْ هَلُمَّ إِلَيْنَا وَلاَ يَاتُونَ </text:span><text:span text:style-name="T5">۰</text:span><text:span text:style-name="T2">لْبَأْسَ إِلاَّ قَلِيلٗا </text:span><text:span text:style-name="T3">(18)</text:span><text:span text:style-name="T2"> اَشِحَّةٗ عَلَيْكُمْؐ فَإِذَا جَآءَ </text:span><text:span text:style-name="T5">۰</text:span><text:span text:style-name="T2">لْخَوْفُ رَأَيْتَهُمْ يَنظُرُونَ إِلَيْــكَ تَدُورُ أَعْيُنُهُمْ كَاﻟ﮲ يُغْشۭــيٰ عَلَيْهِ مِــنَ </text:span><text:span text:style-name="T5">۰</text:span><text:span text:style-name="T2">لْمَوْتِؐ فَإِذَا ذَهَبَ </text:span><text:span text:style-name="T5">۰</text:span><text:span text:style-name="T2">لْخَوْفُ سَلَقُوكُم بِأَلْسِنَةٖ حِدَادٖ اَشِحَّةٗ عَلَي </text:span><text:span text:style-name="T5">۰</text:span><text:span text:style-name="T2">لْخَيْرۣؐ ٱُوْلَئِــكَ لَمْ يُومِنُواْ فَأَحْبَطَ </text:span><text:span text:style-name="T5">۰</text:span><text:span text:style-name="T2">للَّهُ أَعْمَـٰلَهُمْؐ وَكَانَ ذَ؛لِــكَ عَلَي </text:span><text:span text:style-name="T5">۰</text:span><text:span text:style-name="T2">للَّهِ يَسِيراًؐ </text:span><text:span text:style-name="T3">(19)</text:span><text:span text:style-name="T2"> يَحْسِبُونَ </text:span><text:span text:style-name="T5">۰</text:span><text:span text:style-name="T2">لاَحْزَابَ لَمْ يَذْهَبُواْؐ وَإِنْ يَّاتِ </text:span><text:span text:style-name="T5">۱</text:span><text:span text:style-name="T2">لاَحْزَابُ يَوَدُّواْ لَوَ اَنَّهُم بَادُونَ فِى </text:span><text:span text:style-name="T5">۱</text:span><text:span text:style-name="T2">لاَعْرَابِؐ يَسْـَٔلُونَ عَــنَ اَنۢبَآئِكُمْ وَلَوْ كَانُواْ فِيكُم مَّا قَـٰتَلُوٓاْ إِلاَّ قَلِيلًؐا </text:span><text:span text:style-name="T3">(20)</text:span><text:span text:style-name="T2"> </text:span><text:soft-page-break/><text:span text:style-name="T2">لَّقَدْ كَانَ لَكُمْ فِى رَسُولِ </text:span><text:span text:style-name="T5">۱</text:span><text:span text:style-name="T2">للَّهِ إِسْوَة٘ حَسَنَةٌ لِّمَــن كَانَ يَرْجُواْ </text:span><text:span text:style-name="T5">۴</text:span><text:span text:style-name="T2">للَّهَ وَالْيَوْمَ </text:span><text:span text:style-name="T5">۰</text:span><text:span text:style-name="T2">لاَخِرَ وَذَكَرَ </text:span><text:span text:style-name="T5">۰</text:span><text:span text:style-name="T2">للَّهَ كَثِيراًؐ </text:span><text:span text:style-name="T3">(21)</text:span><text:span text:style-name="T2"> وَلَمَّا رَءَا </text:span><text:span text:style-name="T5">۰</text:span><text:span text:style-name="T2">لْمُومِنُونَ </text:span><text:span text:style-name="T5">۰</text:span><text:span text:style-name="T2">لاَحْزَابَ قَالُواْ هَـٰذَا مَا وَعَدَنَا </text:span><text:span text:style-name="T5">۰</text:span><text:span text:style-name="T2">للَّهُ وَرَسُولُهُ„ وَصَدَقققَ </text:span><text:span text:style-name="T5">۰</text:span><text:span text:style-name="T2">للَّهُ وَرَسُولُهُؐ, وَمَا زَادَهُمُ; إِلٓاَّ إِيمَـٰناً وَتَسْلِيماًؐ </text:span><text:span text:style-name="T3">(22) </text:span><text:span text:style-name="T2">مِّــنَ </text:span><text:span text:style-name="T5">۰</text:span><text:span text:style-name="T2">لْمُومِنِينَ رۣجَالٌ صَدَقُواْ مَا عَـٰهَدُواْ </text:span><text:span text:style-name="T5">۴</text:span><text:span text:style-name="T2">للَّهَ عَلَيْهِؐ فَمِنْهُم مَّــن قَضۭــيٰ نَحْبَهُ„ وَمِنْهُم مَّنْ يَّنتَظِرُؐ وَمَا بَدَّلُواْ تَبْدِيلًا </text:span><text:span text:style-name="T3">(23)</text:span><text:span text:style-name="T2"> ڤِّيَجْزۣيَ </text:span><text:span text:style-name="T5">۰</text:span><text:span text:style-name="T2">للَّهُ </text:span><text:span text:style-name="T5">۴</text:span><text:span text:style-name="T2">لصَّـٰدِقِينَ بِصِدْقِهِمْ وَيُعَذِّبَ </text:span><text:span text:style-name="T5">۰</text:span><text:span text:style-name="T2">لْمُنَـٰفِقِينَ إِن شَآءَ اوْ يَتُوبَ عَلَيْهِمُؐ; إِنَّ </text:span><text:span text:style-name="T5">۰</text:span><text:span text:style-name="T2">للَّهَ كَانَ غَفُوراً رَّحِيماًؐ </text:span><text:span text:style-name="T3">(24)</text:span><text:span text:style-name="T2"> ® وَرَدَّ </text:span><text:span text:style-name="T5">۰</text:span><text:span text:style-name="T2">للَّهُ </text:span><text:span text:style-name="T5">۴</text:span><text:span text:style-name="T2">لذِيــنَ كَفَرُواْ بِغَيْظِهِمْ لَمْ يَنَالُواْ خَيْراًؐ وَكَفَــي </text:span><text:span text:style-name="T5">۰</text:span><text:span text:style-name="T2">للَّهُ </text:span><text:span text:style-name="T5">۴</text:span><text:span text:style-name="T2">لْمُومِنِينَ </text:span><text:span text:style-name="T5">۰</text:span><text:span text:style-name="T2">لْقِتَالَؐ وَكَانَ </text:span><text:span text:style-name="T5">۰</text:span><text:span text:style-name="T2">للَّهُ قَوۣيّاٗ عَزۣيزاًؐ </text:span><text:span text:style-name="T3">(25)</text:span><text:span text:style-name="T2"> وَأَنزَلَ </text:span><text:span text:style-name="T5">۰</text:span><text:span text:style-name="T2">لذِينَ ظَـٰهَرُوهُم مِّــنَ اَهْلِ </text:span><text:span text:style-name="T5">۱</text:span><text:span text:style-name="T2">لْكِتَـٰبِ مِــن صَيَاصِيهِمْ وَقَذَفَ فِى قُلُوبِهِمُ </text:span><text:span text:style-name="T5">۴</text:span><text:span text:style-name="T2">لرُّعْبَؐ فَرۣيقاً تَقْتُلُونَ وَتَاسِرُونَ فَرۣيقاًؐ </text:span><text:span text:style-name="T3">(26)</text:span><text:span text:style-name="T2"> وَأَوْرَثَكُمُ; أَرْضَهُمْ وَدِيَـٰرَهُمْ وَأَمْوَ؛لَهُمْ وَأَرْضاً لَّمْ تَطَـُٔوهَاؐ وَكَانَ </text:span><text:span text:style-name="T5">۰</text:span><text:span text:style-name="T2">للَّهُ عَلَــيٰ كُــلّۣ شَيْءٍ قَدِيراًؐ </text:span><text:span text:style-name="T3">(27)</text:span><text:span text:style-name="T2"> يَـٰٓأَيُّهَا‏ </text:span><text:span text:style-name="T5">۰</text:span><text:span text:style-name="T2">لنَّبِىٓءُ قُل لَأِّزْوَ؛جِكَ إِن كُنتُنَّ تُرۣدْنَ </text:span><text:span text:style-name="T5">۰</text:span><text:span text:style-name="T2">لْحَيَوٰةَ </text:span><text:span text:style-name="T5">۰</text:span><text:span text:style-name="T2">لدُّنْيۭا وَزۣينَتَهَا فَتَعَالَيْــنَ ٱُمَتِّعْكُنَّ وَٱُسَرّۣحْكُنَّ سَرَاحاً جَمِيلًؐا </text:span><text:span text:style-name="T3">(28)</text:span><text:span text:style-name="T2"> وَإِننن كُنتُنَّ تُرۣدْنَ </text:span><text:span text:style-name="T5">۰</text:span><text:span text:style-name="T2">للَّهَ وَرَسُولَهُ„ وَالدَّارَ </text:span><text:span text:style-name="T5">۰</text:span><text:span text:style-name="T2">لاَخِرَةَ فَإِنَّ </text:span><text:span text:style-name="T5">۰</text:span><text:span text:style-name="T2">للَّهَ أَعَدَّ ڤِڤْمُحْسِنَـٰتِ مِنكُنَّ أَجْراٗ عَظِيماًؐ </text:span><text:span text:style-name="T3">(29)</text:span><text:span text:style-name="T2"> يَـٰنِسَآءَ </text:span><text:span text:style-name="T5">۰</text:span><text:span text:style-name="T2">لنَّبِىٓءِ مَنْ يَّاتِ مِنكُــنَّ بِفَـٰحِشَةٍ مُّبَيِّنَةٍ يُضَـٰعَفْ لَهَا </text:span><text:span text:style-name="T5">۰</text:span><text:span text:style-name="T2">لْعَذَابُ ضِعْفَيْنِؐ وَكَانننَ ذَ؛لِــكَ عَلَــي </text:span><text:span text:style-name="T5">۰</text:span><text:span text:style-name="T2">للَّهِ يَسِيراًؐ </text:span><text:span text:style-name="T3">(30)</text:span><text:span text:style-name="T2"> ¤ وَمَـنْ يَّقْنُتْ مِنكُــنَّ لِلهِ وَرَسُولِهِ” وَتَعْمَــلْ صَـٰڤِحاً نُّوتِهَآ أَجْرَهَا مَرَّتَيْنِ وَأَعْتَدْنَا لَهَا رۣزْقاً كَرۣيماًؐ </text:span><text:span text:style-name="T3">(31)</text:span><text:span text:style-name="T2"> يَـٰنِسَآءَ </text:span><text:span text:style-name="T5">۰</text:span><text:span text:style-name="T2">لنَّبِىٓءِ لَسْتُــنَّ كَأَحَدٍ مِّنَ </text:span><text:span text:style-name="T5">۰</text:span><text:span text:style-name="T2">لنِّسَآءِ انِ 'تَّقَيْتُنَّؐ فَلاَ </text:span><text:soft-page-break/><text:span text:style-name="T2">تَخْضَعْنَ بِالْقَوْلِ فَيَطْمَعَ </text:span><text:span text:style-name="T5">۰ﻟ﮲</text:span><text:span text:style-name="T2"> فِى قَلْبِهِ” مَرَضٌ وَقُلْنَ قَوْلًا مَّعْرُوفاً </text:span><text:span text:style-name="T3">(32)</text:span><text:span text:style-name="T2"> وَقَرْنَ فِى بُيُوتِكُنَّؐ وَلاَ تَبَرَّجْنَ تَبَرُّجَ </text:span><text:span text:style-name="T5">۰</text:span><text:span text:style-name="T2">لْجَـٰهِلِيَّةِ </text:span><text:span text:style-name="T5">۱</text:span><text:span text:style-name="T2">لاُولۭيٰؐ وَأَقِمْنَ </text:span><text:span text:style-name="T5">۰</text:span><text:span text:style-name="T2">لصَّلَوٰةَ وَءَاتِينَ </text:span><text:span text:style-name="T5">۰</text:span><text:span text:style-name="T2">لزَّكَوٰةَؐ وَأَطِعْــنَ </text:span><text:span text:style-name="T5">۰</text:span><text:span text:style-name="T2">للَّهَ وَرَسُولَهُؐ; إِنَّمَا يُرۣيدُ </text:span><text:span text:style-name="T5">۴</text:span><text:span text:style-name="T2">للَّهُ لِيُذْهِبَ عَنكُمُ </text:span><text:span text:style-name="T5">۴</text:span><text:span text:style-name="T2">لرّۣجْــسَ أَهْلَ </text:span><text:span text:style-name="T5">۰</text:span><text:span text:style-name="T2">لْبَيْتِ وَيُطَهِّرَكُمْ تَطْهِيراًؐ </text:span><text:span text:style-name="T3">(33)</text:span><text:span text:style-name="T2"> وَاذْكُرْنَ مَا يُتْلۭيٰ فِى بُيُوتِكُــنَّ مِـنَ —ايَـٰتِ </text:span><text:span text:style-name="T5">۱</text:span><text:span text:style-name="T2">للَّهِ وَالْحِكْمَةِؐ إِنَّ </text:span><text:span text:style-name="T5">۰</text:span><text:span text:style-name="T2">للَّهَ كَانَ لَطِيفاٗ خَبِيراٗؐ </text:span><text:span text:style-name="T3">(34)</text:span><text:span text:style-name="T2"> اِنَّ </text:span><text:span text:style-name="T5">۰</text:span><text:span text:style-name="T2">لْمُسْلِمِينَ وَالْمُسْلِمَـٰتِ وَالْمُومِنِينَ وَالْمُومِنَـٰتِ وَالْقَـٰنِتِينَ وَالْقَـٰنِتَـٰتِ وَالصَّـٰدِقِينَ وَالصَّـٰدِقَـٰتِ وَالصَّـٰبِـرۣينَ وَالصَّـٰبِرَ؛تِ وَالْخَـٰشِعِينَ وَالْخَـٰشِعَـٰتِ وَالْمُتَصَدِّقِينَ وَالْمُتَصَدِّقَـٰتِ وَالصَّـٰٓئِمِينَ وَالصَّـٰٓئِمَـٰتِ وَالْحَـٰفِظِينَ فُرُوجَهُمْ وَالْحَـٰفِظَـٰتِ وَالذَّ؛كِرۣيــنَ </text:span><text:span text:style-name="T5">۰</text:span><text:span text:style-name="T2">للَّهَ كَثِيراً وَالذَّ؛كِرَ؛تِ أَعَدَّ </text:span><text:span text:style-name="T5">۰</text:span><text:span text:style-name="T2">للَّهُ لَهُم مَّغْفِرَةً وَأَجْراٗ عَظِيماًؐ </text:span><text:span text:style-name="T3">(35)</text:span><text:span text:style-name="T2"> وَمَا كَانَ لِمُومِنٍ وَلاَ مُومِنَةٖ اِذَا قَضَــي </text:span><text:span text:style-name="T5">۰</text:span><text:span text:style-name="T2">للَّهُ وَرَسُولُهُ; أَمْراٗ اَن تَكُونَ لَهُمُ </text:span><text:span text:style-name="T5">۴</text:span><text:span text:style-name="T2">لْخِيَرَةُ مِنَ اَمْرۣهِمْؐ وَمَنْ يَّعْـصِ </text:span><text:span text:style-name="T5">۱</text:span><text:span text:style-name="T2">للَّهَ وَرَسُولَهُ„ فَقَد ضَّــلَّ ضَچَلًا مُّبِيناًؐ </text:span><text:span text:style-name="T3">(36)</text:span><text:span text:style-name="T2"> وَإِذْ تَقُولُ لِلذِىٓ أَنْعَمَ </text:span><text:span text:style-name="T5">۰</text:span><text:span text:style-name="T2">للَّهُ عَلَيْهِ وَأَنْعَمْــتَ عَلَيْهِ أَمْسِــكْ عَلَيْــكَ زَوْجَــكَ وَاتَّقِ </text:span><text:span text:style-name="T5">۱</text:span><text:span text:style-name="T2">للَّهَ وَتُخْفِى فِى نَفْسِــكَ مَا </text:span><text:span text:style-name="T5">۰</text:span><text:span text:style-name="T2">للَّهُ مُبْدِيهِ وَتَخْشَــي </text:span><text:span text:style-name="T5">۰</text:span><text:span text:style-name="T2">لنَّاسَ وَاللَّهُ أَحَقُّ أَن تَخْشۭيٰهُؐ ® فَلَمَّا قَضۭيٰ زَيْدٌ مِّنْهَا وَطَراً زَوَّجْنَـٰكَهَا لِكَىْ لاَ يَكُونَ عَلَــي </text:span><text:span text:style-name="T5">۰</text:span><text:span text:style-name="T2">لْمُومِنِينَ حَرَجٌ فِىٓ أَزْوَ؛جِ أَدْعِيَآئِهِمُ; إِذَا قَضَوْاْ مِنْهُنَّ وَطَراًؐ وَكَانَ أَمْرُ </text:span><text:span text:style-name="T5">۴</text:span><text:span text:style-name="T2">للَّهِ مَفْعُولًؐا </text:span><text:span text:style-name="T3">(37)</text:span><text:span text:style-name="T2"> مَّا كَانَ عَلَــي </text:span><text:span text:style-name="T5">۰</text:span><text:span text:style-name="T2">لنَّبِىٓءِ مِنْ حَرَجٍ فِيمَا فَرَضضضَ </text:span><text:span text:style-name="T5">۰</text:span><text:span text:style-name="T2">للَّهُ لَهُؐ, سُنَّةَ </text:span><text:span text:style-name="T5">۰</text:span><text:span text:style-name="T2">للَّهِ فِى </text:span><text:span text:style-name="T5">۱</text:span><text:span text:style-name="T2">لذِيــنَ خَلَوْاْ مِن قَبْلُؐ وَكَانَ أَمْرُ </text:span><text:span text:style-name="T5">۴</text:span><text:span text:style-name="T2">للَّهِ قَدَراً مَّقْدُوراٗؐ </text:span><text:span text:style-name="T3">(38)</text:span><text:span text:style-name="T2"> </text:span><text:span text:style-name="T5">۱</text:span><text:span text:style-name="T2">لذِينَ يُبَلِّغُونَ رۣسَـٰچَتِ </text:span><text:span text:style-name="T5">۱</text:span><text:span text:style-name="T2">للَّهِ وَيَخْشَوْنَهُ„ وَلاَ </text:span><text:soft-page-break/><text:span text:style-name="T2">يَخْشَوْنَ أَحَداٗ اِلاَّ </text:span><text:span text:style-name="T5">۰</text:span><text:span text:style-name="T2">للَّهَؐ وَكَفۭيٰ بِاللَّهِ حَسِيباًؐ </text:span><text:span text:style-name="T3">(39)</text:span><text:span text:style-name="T2"> مَّا كَانَ مُحَمَّد٘ اَبَآ أَحَدٍ مِّن رّۣجَالِكُمْؐ وَچَكِن رَّسُولَ </text:span><text:span text:style-name="T5">۰</text:span><text:span text:style-name="T2">للَّهِ وَخَاتِمَ </text:span><text:span text:style-name="T5">۰</text:span><text:span text:style-name="T2">لنَّبِيٓــٕـﯧنَؐ وَكَانَ </text:span><text:span text:style-name="T5">۰</text:span><text:span text:style-name="T2">للَّهُ بِكُــلّۣ شَيْءٖ عَلِيماًؐ </text:span><text:span text:style-name="T3">(40)</text:span><text:span text:style-name="T2"> يَـٰٓأَيُّهَا </text:span><text:span text:style-name="T5">۰</text:span><text:span text:style-name="T2">لذِينَ ءَامَنُواْ </text:span><text:span text:style-name="T5">۶</text:span><text:span text:style-name="T2">ذْكُرُواْ </text:span><text:span text:style-name="T5">۴</text:span><text:span text:style-name="T2">للَّهَ ذِكْراً كَثِيراً </text:span><text:span text:style-name="T3">(41)</text:span><text:span text:style-name="T2"> وَسَبِّحُوهُ بُكْرَةً وَأَصِيلٗؐا </text:span><text:span text:style-name="T3">(42)</text:span><text:span text:style-name="T2"> هُوَ </text:span><text:span text:style-name="T5">۰ﻟ﮲</text:span><text:span text:style-name="T2"> يُصَلِّى عَلَيْكُمْ وَمَلَئِكَتُهُ„ ڤِيُخْرۣجَكُم مِّــنَ </text:span><text:span text:style-name="T5">۰</text:span><text:span text:style-name="T2">لظُّلُمَـٰتِ إِلَي </text:span><text:span text:style-name="T5">۰</text:span><text:span text:style-name="T2">لنُّورۣؐ وَكَانَ بِالْمُومِنِينَ رَحِيماًؐ </text:span><text:span text:style-name="T3">(43)</text:span><text:span text:style-name="T2"> تَحِيَّتُهُمْ يَوْمَ يَلْقَوْنَهُ„ سَچَمٌؐ وَأَعَدَّ لَهُمُ; أَجْراً كَرۣيماًؐ </text:span><text:span text:style-name="T3">(44)</text:span><text:span text:style-name="T2"> يَـٰٓأَيُّهَا </text:span><text:span text:style-name="T5">۰</text:span><text:span text:style-name="T2">لنَّبِىٓءُ اِ۬نَّـآ أَرْسَلْنَـٰــكَ شَـٰهِداً وَمُبَشِّراً وَنَذِيراً </text:span><text:span text:style-name="T3">(45)</text:span><text:span text:style-name="T2"> وَدَاعِياٗ اِلَــي </text:span><text:span text:style-name="T5">۰</text:span><text:span text:style-name="T2">للَّهِ بِإِذْنِهِ” وَسِرَاجاً مُّنِيراًؐ </text:span><text:span text:style-name="T3">(46)</text:span><text:span text:style-name="T2"> وَبَشِّرۣ </text:span><text:span text:style-name="T5">۱</text:span><text:span text:style-name="T2">لْمُومِنِينَ بِأَنَّ لَهُم مِّــنَ </text:span><text:span text:style-name="T5">۰</text:span><text:span text:style-name="T2">للَّهِ فَضْلًا كَبِيراًؐ </text:span><text:span text:style-name="T3">(47)</text:span><text:span text:style-name="T2"> وَلاَ تُطِعِ </text:span><text:span text:style-name="T5">۱</text:span><text:span text:style-name="T2">لْكۭـٰفِـرۣينَ وَالْمُنَـٰفِقِينَؐ وَدَعَ اَذۭيٰهُمْؐ وَتَوَكَّــلْ عَلَــي </text:span><text:span text:style-name="T5">۰</text:span><text:span text:style-name="T2">للَّهِؐ وَكَفۭيٰ بِاللَّهِ وَكِيلًؐا </text:span><text:span text:style-name="T3">(48)</text:span><text:span text:style-name="T2"> © يَـٰٓأَيُّهَا </text:span><text:span text:style-name="T5">۰</text:span><text:span text:style-name="T2">لذِيــنَ ءَامَنُوٓاْ إِذَا نَكَحْتُمُ </text:span><text:span text:style-name="T5">۴</text:span><text:span text:style-name="T2">لْمُومِنَـٰــتِ ثُمَّ طَلَّقْتُمُوهُنَّ مِن قَبْـلِ أَن تَمَسُّوهُنَّ فَمَا لَكُمْ عَلَيْهِنَّ مِنْ عِدَّةٍ تَعْتَدُّونَهَاؐ فَمَتِّعُوهُنَّ وَسَرّۣحُوهُنَّ سَرَاحاً جَمِيلًؐا </text:span><text:span text:style-name="T3">(49)</text:span><text:span text:style-name="T2"> يَـٰٓأَيُّهَا‏ </text:span><text:span text:style-name="T5">۰</text:span><text:span text:style-name="T2">لنَّبِىٓءُ اِ۬نَّآ أَحْلَلْنَا لَــكَ أَزْوَ؛جَــكَ </text:span><text:span text:style-name="T5">۰</text:span><text:span text:style-name="T2">لــتِىٓ ءَاتَيْتَ ٱُجُورَهُنَّ وَمَا مَلَكَتْ يَمِينُــكَ مِمَّآ أَفَآءَ </text:span><text:span text:style-name="T5">۰</text:span><text:span text:style-name="T2">للَّهُ عَلَيْــكَ وَبَنَاتِ عَمِّــكَ وَبَنَاتِ عَمَّـٰتِــكَ وَبَنَاتِ خَالِــكَ وَبَنَاتِ خَـٰچَتِــكَ </text:span><text:span text:style-name="T5">۰</text:span><text:span text:style-name="T2">لـــتِى هَاجَرْنَ مَعَــكَ وَامْرَأَةً مُّومِنَةٗ اِنْ وَّهَبَتْ نَفْسَهَا لِلنَّبِىٓءِ انَ اَرَادَ‏ </text:span><text:span text:style-name="T5">۰</text:span><text:span text:style-name="T2">لنَّبِىٓءُ اَ۬نْ يَّسْتَنكِحَهَاؐ خَالِصَةً لَّــكَ مِن دُونِ </text:span><text:span text:style-name="T5">۱</text:span><text:span text:style-name="T2">لْمُومِنِينَؐ قَدْ عَلِمْنَا مَا فَرَضْنَا عَلَيْهِمْ فِىٓ أَزْوَ؛جِهِمْ وَمَا مَلَكَتَ اَيْمَـٰنُهُمْ لِكَيْلاَ يَكُونَ عَلَيْــكَ حَرَجٌؐ وَكَانَ </text:span><text:span text:style-name="T5">۰</text:span><text:span text:style-name="T2">للَّهُ غَفُوراً رَّحِيماًؐ </text:span><text:span text:style-name="T3">(50)</text:span><text:span text:style-name="T2"> تُرْجىِ مَن تَشَآءُ مِنْهُنَّ وَتُـْٔوۣىٓ إِلَيْــكَ مَــن تَشَآءُؐ وَمَنِ 'بْتَغَيْتَ </text:span><text:soft-page-break/><text:span text:style-name="T2">مِمَّنْ عَزَلْــتَ فَلاَ جُنَاحَ عَلَيْــكَؐ ذَ؛لِــكَ أَدْنۭيٰٓ أَن تَقَرَّ أَعْيُنُهُنَّ وَلاَ يَحْزَنَّ وَيَرْضَيْنَ بِمَآ ءَاتَيْتَهُــنَّ كُلُّهُـنَّؐ وَاللَّهُ يَعْلَمُ مَا فِى قُلُوبِكُمْؐ وَكَانَ </text:span><text:span text:style-name="T5">۰</text:span><text:span text:style-name="T2">للَّهُ عَلِيماٗ حَلِيماًؐ </text:span><text:span text:style-name="T3">(51)</text:span><text:span text:style-name="T2"> لاَّ يَحِلُّ لَــكَ </text:span><text:span text:style-name="T5">۰</text:span><text:span text:style-name="T2">لنِّسَآءُ مِنۢ بَعْدُ وَلآَ أَن تَبَدَّلَ بِهِنَّ مِنَ اَزْوَ؛جٍ وَلَوَ اَعْجَبَــكَ حُسْنُهُنَّ إِلاَّ مَا مَلَكَتْ يَمِينُــكَؐ وَكَانَ </text:span><text:span text:style-name="T5">۰</text:span><text:span text:style-name="T2">للَّهُ عَلَــيٰ كُــلّۣ شَيْءٍ رَّقِيباًؐ </text:span><text:span text:style-name="T3">(52)</text:span><text:span text:style-name="T2"> ® يَـٰٓأَيُّهَا </text:span><text:span text:style-name="T5">۰</text:span><text:span text:style-name="T2">لذِيــنَ ءَامَنُواْ لاَ تَدْخُلُواْ بُيُوتَ </text:span><text:span text:style-name="T5">۰</text:span><text:span text:style-name="T2">لنَّبِىٓءِ الٓاَّ أَنْ يُّوذَنَ لَكُمُ; إِلَــيٰ طَعَامٖ غَيْرَ نَـٰظِرۣينَ إِنۭيٰهُؐ وَچَكِنِ اِذَا دُعِيتُمْ فَادْخُلُواْ فَإِذَا طَعِمْتُمْ فَانتَشِرُواْ وَلاَ مُسْتَـٰنِسِينَ لِحَدِيثٖؐ اِنَّ ذَ؛لِكُمْ كَانَ يُوذى </text:span><text:span text:style-name="T5">۱</text:span><text:span text:style-name="T2">لنَّبِىٓءَ فَيَسْتَحْىِ” مِنكُمْؐ وَاللَّهُ لاَ يَسْتَحْىِ” مِــنَ </text:span><text:span text:style-name="T5">۰</text:span><text:span text:style-name="T2">لْحَقﱢّؐ وَإِذَا سَأَلْتُمُوهُــنَّ مَتَـٰعاً فَسْـَٔلُوهُنَّ مِنْ وَّرَآءِ حِجَابٍؐ ذَ؛لِكُمُ; أَطْهَرُ لِقُلُوبِكُمْ وَقُلُوبِهِنَّؐ وَمَا كَانَ لَكُمُ; أَن تُوذُواْ رَسُولَ </text:span><text:span text:style-name="T5">۰</text:span><text:span text:style-name="T2">للَّهِ وَلآَ أَن تَنكِحُوٓاْ أَزْوَ؛جَهُ„ مِـنۢ بَعْدِهِ“ أَبَداٗؐ اِنَّ ذَ؛لِكُمْ كَانَ عِندَ </text:span><text:span text:style-name="T5">۰</text:span><text:span text:style-name="T2">للَّهِ عَظِيماٗؐ </text:span><text:span text:style-name="T3">(53) </text:span><text:span text:style-name="T2">اِن تُبْدُواْ شَيْـٔاٗ اَوْ تُخْفُوهُ فَإِنَّ </text:span><text:span text:style-name="T5">۰</text:span><text:span text:style-name="T2">للَّهَ كَانَ بِكُــلّۣ شَيْءٖ عَلِيماًؐ </text:span><text:span text:style-name="T3">(54)</text:span><text:span text:style-name="T2"> لاَّ جُنَاحَ عَلَيْهِنَّ فِىٓ ءَابَآئِهِنَّ وَلآَ أَبْنَآئِهِنَّ وَلآَ إِخْوَ؛نِهِنَّ وَلآَ أَبْنَآءِ اخْوَ؛نِهِنَّ وَلآَ أَبْنَآءِ اَ۬خَوَ؛تِهِنَّ وَلاَ نِسَآئِهِنَّ وَلاَ مَا مَلَكَتَ اَيْمَـٰنُهُنَّؐ وَاتَّقِيــنَ </text:span><text:span text:style-name="T5">۰</text:span><text:span text:style-name="T2">للَّهَؐ إِنننَّ </text:span><text:span text:style-name="T5">۰</text:span><text:span text:style-name="T2">للَّهَ كَانَ عَلَــيٰ كُــلّۣ شَيْءٍ شَهِيداٗؐ </text:span><text:span text:style-name="T3">(55)</text:span><text:span text:style-name="T2"> اِنَّ </text:span><text:span text:style-name="T5">۰</text:span><text:span text:style-name="T2">للَّهَ وَمَلَئِكَتَهُ„ يُصَلُّونَ عَلَــي </text:span><text:span text:style-name="T5">۰</text:span><text:span text:style-name="T2">لنَّبِىٓءِؐ يَـٰٓأَيُّهَا </text:span><text:span text:style-name="T5">۰</text:span><text:span text:style-name="T2">لذِيــنَ ءَامَنُواْ صَلُّواْ عَلَيْهِ وَسَلِّمُواْ تَسْلِيماٗؐ </text:span><text:span text:style-name="T3">(56)</text:span><text:span text:style-name="T2"> اِنَّ </text:span><text:span text:style-name="T5">۰</text:span><text:span text:style-name="T2">لذِينَ يُوذُونَ </text:span><text:span text:style-name="T5">۰</text:span><text:span text:style-name="T2">للَّهَ وَرَسُولَهُ„ لَعَنَهُمُ </text:span><text:span text:style-name="T5">۴</text:span><text:span text:style-name="T2">للَّهُ فِى </text:span><text:span text:style-name="T5">۱</text:span><text:span text:style-name="T2">لدُّنْيۭا وَالاَخِرَةِ وَأَعَدَّ لَهُمْ عَذَاباً مُّهِيناًؐ </text:span><text:span text:style-name="T3">(57)</text:span><text:span text:style-name="T2"> وَالذِينَ يُوذُونَ </text:span><text:span text:style-name="T5">۰</text:span><text:span text:style-name="T2">لْمُومِنِينَ وَالْمُومِنَـٰــتِ بِغَيْرۣ مَا "كْتَسَبُواْ فَقَدِ 'حْتَمَلُواْ </text:span><text:soft-page-break/><text:span text:style-name="T2">بُهْتَـٰناً وَإِثْماً مُّبِيناًؐ </text:span><text:span text:style-name="T3">(58)</text:span><text:span text:style-name="T2"> يَـٰٓأَيُّهَا‏ </text:span><text:span text:style-name="T5">۰</text:span><text:span text:style-name="T2">لنَّبِىٓءُ قُل لَأِّزْوَ؛جِــكَ وَبَنَاتِــكَ وَنِسَآءِ </text:span><text:span text:style-name="T5">۱</text:span><text:span text:style-name="T2">لْمُومِنِينَ يُدْنِيــنَ عَلَيْهِنَّ مِن جَچَبِيبِهِنَّؐ ذَ؛لِكَ أَدْنۭيٰٓ أَنْ يُّعْرَفْــنَ فَلاَ يُوذَيْنَؐ وَكَانَ </text:span><text:span text:style-name="T5">۰</text:span><text:span text:style-name="T2">للَّهُ غَفُوراً رَّحِيماًؐ </text:span><text:span text:style-name="T3">(59)</text:span><text:span text:style-name="T2"> ¥ لَّئِن لَّمْ يَنتَهِ </text:span><text:span text:style-name="T5">۱</text:span><text:span text:style-name="T2">لْمُنَـٰفِقُونَ وَالذِينَ فِى قُلُوبِهِم مَّرَضٌ وَالْمُرْجِفُونَ فِى </text:span><text:span text:style-name="T5">۱</text:span><text:span text:style-name="T2">لْمَدِينَةِ لَنُغْرۣيَنَّكَ بِهِمْ ثُمَّ لاَ يُجَاوۣرُونَكَ فِيهَآ إِلاَّ قَلِيلًا </text:span><text:span text:style-name="T3">(60)</text:span><text:span text:style-name="T2"> مَّلْعُونِينَؐ أَيْنَمَا ثُقِفُوٓاْ ٱُخِذُواْ وَقُتِّلُواْ تَقْتِيلًؐا </text:span><text:span text:style-name="T3">(61) </text:span><text:span text:style-name="T2">سُنَّةَ </text:span><text:span text:style-name="T5">۰</text:span><text:span text:style-name="T2">للَّهِ فِى </text:span><text:span text:style-name="T5">۱</text:span><text:span text:style-name="T2">لذِيــنَ خَلَوْاْ مِــن قَبْلُؐ وَلَن تَجِدَ لِسُنَّةِ </text:span><text:span text:style-name="T5">۱</text:span><text:span text:style-name="T2">للَّهِ تَبْدِيلًؐا </text:span><text:span text:style-name="T3">(62)</text:span><text:span text:style-name="T2"> يَسْـَٔلُكَ </text:span><text:span text:style-name="T5">۰</text:span><text:span text:style-name="T2">لنَّاسسسُ عَنِ </text:span><text:span text:style-name="T5">۱</text:span><text:span text:style-name="T2">لسَّاعَةِؐ قُـلِ اِنَّمَا عِلْمُهَا عِندَ </text:span><text:span text:style-name="T5">۰</text:span><text:span text:style-name="T2">للَّهِؐ وَمَا يُدْرۣيــكَؐ لَعَــلَّ </text:span><text:span text:style-name="T5">۰</text:span><text:span text:style-name="T2">لسَّاعَةَ تَكُونُ قَرۣيباٗؐ </text:span><text:span text:style-name="T3">(63)</text:span><text:span text:style-name="T2"> اِنَّ </text:span><text:span text:style-name="T5">۰</text:span><text:span text:style-name="T2">للَّهَ لَعَنَ </text:span><text:span text:style-name="T5">۰</text:span><text:span text:style-name="T2">لْكۭـٰفِـرۣينَ وَأَعَدَّ لَهُمْ سَعِيراٗ </text:span><text:span text:style-name="T3">(64)</text:span><text:span text:style-name="T2"> خَـٰلِدِينَ فِيهَآ أَبَداً لاَّ يَجِدُونَ وَلِيّاً وَلاَ نَصِيراًؐ </text:span><text:span text:style-name="T3">(65)</text:span><text:span text:style-name="T2"> يَوْمَ تُقَلَّبُ وُجُوهُهُمْ فِى </text:span><text:span text:style-name="T5">۱</text:span><text:span text:style-name="T2">لنّۭارۣ يَقُولُونَ يَـٰلَيْتَنَآ أَطَعْنَا </text:span><text:span text:style-name="T5">۰</text:span><text:span text:style-name="T2">للَّهَ وَأَطَعْنَا </text:span><text:span text:style-name="T5">۰</text:span><text:span text:style-name="T2">لرَّسُولؐاَ </text:span><text:span text:style-name="T3">(66)</text:span><text:span text:style-name="T2"> وَقَالُواْ رَبَّنَآ إِنَّآ أَطَعْنَا سَادَتَنَا وَكُبَرَآءَنَا فَأَضَلُّونَا </text:span><text:span text:style-name="T5">۰</text:span><text:span text:style-name="T2">لسَّبِيلؐاَ </text:span><text:span text:style-name="T3">(67)</text:span><text:span text:style-name="T2"> رَبَّنَآ ءَاتِهِمْ ضِعْفَيْنِ مِـنَ </text:span><text:span text:style-name="T5">۰</text:span><text:span text:style-name="T2">لْعَذَابِ وَالْعَنْهُمْ لَعْناً كَثِيراًؐ </text:span><text:span text:style-name="T3">(68)</text:span><text:span text:style-name="T2"> يَـٰٓأَيُّهَا </text:span><text:span text:style-name="T5">۰</text:span><text:span text:style-name="T2">لذِيــنَ ءَامَنُواْ لاَ تَكُونُواْ كَالذِينَ ءَاذَوْاْ مُوسۭيٰ فَبَرَّأَهُ </text:span><text:span text:style-name="T5">۴</text:span><text:span text:style-name="T2">للَّهُ مِمَّا قَالُواْؐ وَكَانَ عِندَ </text:span><text:span text:style-name="T5">۰</text:span><text:span text:style-name="T2">للَّهِ وَجِيهاًؐ </text:span><text:span text:style-name="T3">(69)</text:span><text:span text:style-name="T2"> يَـٰٓأَيُّهَا </text:span><text:span text:style-name="T5">۰</text:span><text:span text:style-name="T2">لذِيــنَ ءَامَنُواْ èتَّقُواْ </text:span><text:span text:style-name="T5">۴</text:span><text:span text:style-name="T2">للَّهَ وَقُولُواْ قَوْلًا سَدِيداً </text:span><text:span text:style-name="T3">(70)</text:span><text:span text:style-name="T2"> يُصْلِحْ لَكُمُ; أَعْمَـٰلَكُمْ وَيَغْفِرْ لَكُمْ ذُنُوبَكُمْؐ وَمَنْ يُّطِعِ </text:span><text:span text:style-name="T5">۱</text:span><text:span text:style-name="T2">للَّهَ وَرَسُولَهُ„ فَقَدْ فَازَ فَوْزاٗ عَظِيماٗؐ </text:span><text:span text:style-name="T3">(71)</text:span><text:span text:style-name="T2"> اِنَّا عَرَضْنَا </text:span><text:span text:style-name="T5">۰</text:span><text:span text:style-name="T2">لاَمَانَةَ عَلَــي </text:span><text:span text:style-name="T5">۰</text:span><text:span text:style-name="T2">لسَّمَـٰوَ؛تِ وَالاَرْضِ وَالْجِبَالِ فَأَبَيْنَ أَنْ يَّحْمِلْنَهَا وَأَشْفَقْنَ مِنْهَاؐ وَحَمَلَهَا </text:span><text:span text:style-name="T5">۰</text:span><text:span text:style-name="T2">لِانسَـٰنُ</text:span></text:p>
      <text:p text:style-name="P2" loext:marker-style-name="T2"><text:soft-page-break/><text:span text:style-name="T2">إِنَّهُ„ كَانَ ظَلُوماً جَهُولًا </text:span><text:span text:style-name="T3">(72)</text:span><text:span text:style-name="T2"> لِّيُعَذِّبَ </text:span><text:span text:style-name="T5">۰</text:span><text:span text:style-name="T2">للَّهُ </text:span><text:span text:style-name="T5">۴</text:span><text:span text:style-name="T2">لْمُنَـٰفِقِينَ وَالْمُنَـٰفِقَـٰتِ وَالْمُشْرۣكِينَ وَالْمُشْرۣكَـٰتِ وَيَتُوبَ </text:span><text:span text:style-name="T5">۰</text:span><text:span text:style-name="T2">للَّهُ عَلَــي </text:span><text:span text:style-name="T5">۰</text:span><text:span text:style-name="T2">لْمُومِنِينَ وَالْمُومِنَـٰتِؐ وَكَانَ </text:span><text:span text:style-name="T5">۰</text:span><text:span text:style-name="T2">للَّهُ غَفُوراً رَّحِيماٗ </text:span><text:span text:style-name="T3">(73)</text:span><text:span text:style-name="T2"> </text:span><text:bookmark-end text:name="__DdeLink__16663_178633115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8:38.326807352</meta:creation-date>
    <dc:date>2025-03-06T07:50:28.219605561</dc:date>
    <meta:editing-duration>PT4M4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8" meta:paragraph-count="3" meta:word-count="1380" meta:character-count="7819" meta:non-whitespace-character-count="6446"/>
  </office:meta>
</office:document-meta>
</file>